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fial" svg:font-family="arfial"/>
    <style:font-face style:name="F" svg:font-family="" style:font-family-generic="roman"/>
    <style:font-face style:name="arialLiberation Serif" svg:font-family="'arialLiberation Serif'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Liberation Serif1" svg:font-family="'arial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f3d39" officeooo:paragraph-rsid="001f3d39"/>
    </style:style>
    <style:style style:name="P2" style:family="paragraph" style:parent-style-name="Standard">
      <style:text-properties style:font-name="arial" officeooo:rsid="001eefbf" officeooo:paragraph-rsid="001eefbf"/>
    </style:style>
    <style:style style:name="P3" style:family="paragraph" style:parent-style-name="Standard">
      <style:text-properties style:font-name="arial" officeooo:rsid="001eefbf" officeooo:paragraph-rsid="002aa3b7"/>
    </style:style>
    <style:style style:name="P4" style:family="paragraph" style:parent-style-name="Standard">
      <style:text-properties style:font-name="arial" officeooo:rsid="001eefbf" officeooo:paragraph-rsid="001fdf4a"/>
    </style:style>
    <style:style style:name="P5" style:family="paragraph" style:parent-style-name="Standard">
      <style:text-properties style:font-name="arial" officeooo:rsid="001eefbf" officeooo:paragraph-rsid="004180fe"/>
    </style:style>
    <style:style style:name="P6" style:family="paragraph" style:parent-style-name="Standard">
      <style:text-properties style:font-name="arial" fo:font-size="14pt" fo:font-style="italic" style:text-underline-style="none" officeooo:rsid="001eefbf" officeooo:paragraph-rsid="001eefbf" style:font-size-asian="14pt" style:font-style-asian="italic" style:font-size-complex="14pt" style:font-style-complex="italic"/>
    </style:style>
    <style:style style:name="P7" style:family="paragraph" style:parent-style-name="Standard">
      <style:text-properties style:font-name="arial" fo:font-size="14pt" fo:font-style="normal" style:text-underline-style="none" officeooo:rsid="001eefbf" officeooo:paragraph-rsid="001eefbf" style:font-size-asian="14pt" style:font-style-asian="normal" style:font-size-complex="14pt" style:font-style-complex="normal"/>
    </style:style>
    <style:style style:name="P8" style:family="paragraph" style:parent-style-name="Standard">
      <style:text-properties style:font-name="arial" fo:font-size="12pt" fo:font-style="normal" style:text-underline-style="none" officeooo:rsid="001eefbf" officeooo:paragraph-rsid="001eefbf" style:font-size-asian="12pt" style:font-style-asian="normal" style:font-size-complex="12pt" style:font-style-complex="normal"/>
    </style:style>
    <style:style style:name="P9" style:family="paragraph" style:parent-style-name="Standard">
      <style:text-properties style:font-name="arial" fo:font-size="12pt" fo:font-style="normal" style:text-underline-style="none" officeooo:rsid="001eefbf" officeooo:paragraph-rsid="001eefbf" style:font-name-asian="DejaVu Sans" style:font-size-asian="12pt" style:font-style-asian="normal" style:font-name-complex="DejaVu Sans" style:font-size-complex="12pt" style:font-style-complex="normal"/>
    </style:style>
    <style:style style:name="P10" style:family="paragraph" style:parent-style-name="Standard">
      <style:text-properties style:font-name="arial" fo:font-size="12pt" fo:font-style="italic" style:text-underline-style="none" officeooo:rsid="001eefbf" officeooo:paragraph-rsid="001eefbf" style:font-size-asian="12pt" style:font-style-asian="italic" style:font-size-complex="12pt" style:font-style-complex="italic"/>
    </style:style>
    <style:style style:name="P11" style:family="paragraph" style:parent-style-name="Standard">
      <style:text-properties style:font-name="arial" officeooo:rsid="001f3d39" officeooo:paragraph-rsid="001f3d39"/>
    </style:style>
    <style:style style:name="P12" style:family="paragraph" style:parent-style-name="Standard">
      <style:text-properties style:font-name="arial" officeooo:rsid="001f94fd" officeooo:paragraph-rsid="001f94fd"/>
    </style:style>
    <style:style style:name="P13" style:family="paragraph" style:parent-style-name="Standard">
      <style:text-properties style:font-name="arial" officeooo:rsid="002aa3b7" officeooo:paragraph-rsid="002aa3b7"/>
    </style:style>
    <style:style style:name="P14" style:family="paragraph" style:parent-style-name="Standard">
      <style:text-properties style:font-name="arial" officeooo:rsid="002aa3b7" officeooo:paragraph-rsid="004bb0a9"/>
    </style:style>
    <style:style style:name="P15" style:family="paragraph" style:parent-style-name="Standard">
      <style:text-properties style:font-name="arial" officeooo:rsid="002ee21a" officeooo:paragraph-rsid="002ee21a"/>
    </style:style>
    <style:style style:name="P16" style:family="paragraph" style:parent-style-name="Standard">
      <style:text-properties style:font-name="arial" officeooo:rsid="002aa3b7" officeooo:paragraph-rsid="002aa3b7" style:font-name-asian="Droid Sans Fallback" style:font-name-complex="FreeSans2"/>
    </style:style>
    <style:style style:name="P17" style:family="paragraph" style:parent-style-name="Standard">
      <style:text-properties style:font-name="arial" officeooo:rsid="002aa3b7" officeooo:paragraph-rsid="002aa3b7" style:font-name-asian="DejaVu Sans" style:font-name-complex="DejaVu Sans"/>
    </style:style>
    <style:style style:name="P18" style:family="paragraph" style:parent-style-name="Standard">
      <style:text-properties style:font-name="arial" officeooo:rsid="0043f8f5" officeooo:paragraph-rsid="0046b6ea"/>
    </style:style>
    <style:style style:name="P19" style:family="paragraph" style:parent-style-name="Standard">
      <style:text-properties style:font-name="arial" officeooo:rsid="0043f8f5" officeooo:paragraph-rsid="00673f98"/>
    </style:style>
    <style:style style:name="P20" style:family="paragraph" style:parent-style-name="Standard">
      <style:text-properties style:font-name="arial" officeooo:rsid="004ad11a" officeooo:paragraph-rsid="004ad11a"/>
    </style:style>
    <style:style style:name="P21" style:family="paragraph" style:parent-style-name="Standard">
      <style:text-properties style:font-name="arial" officeooo:rsid="004e3300" officeooo:paragraph-rsid="004e3300"/>
    </style:style>
    <style:style style:name="P22" style:family="paragraph" style:parent-style-name="Standard">
      <style:text-properties officeooo:paragraph-rsid="002ee21a"/>
    </style:style>
    <style:style style:name="P23" style:family="paragraph" style:parent-style-name="Standard">
      <style:text-properties officeooo:rsid="0043f8f5" officeooo:paragraph-rsid="0046b6ea"/>
    </style:style>
    <style:style style:name="P24" style:family="paragraph" style:parent-style-name="Standard">
      <style:text-properties officeooo:paragraph-rsid="0046b6ea"/>
    </style:style>
    <style:style style:name="P25" style:family="paragraph" style:parent-style-name="Standard">
      <style:text-properties officeooo:rsid="004bb0a9" officeooo:paragraph-rsid="004d3b7f"/>
    </style:style>
    <style:style style:name="P26" style:family="paragraph" style:parent-style-name="Standard">
      <style:text-properties officeooo:paragraph-rsid="006764de"/>
    </style:style>
    <style:style style:name="P27" style:family="paragraph" style:parent-style-name="Text_20_body">
      <style:text-properties officeooo:rsid="001eefbf" officeooo:paragraph-rsid="001eefbf"/>
    </style:style>
    <style:style style:name="P28" style:family="paragraph" style:parent-style-name="Text_20_body">
      <style:text-properties style:font-name="arial" fo:font-size="12pt" fo:font-style="normal" style:text-underline-style="none" officeooo:rsid="001eefbf" officeooo:paragraph-rsid="001eefbf" style:font-size-asian="12pt" style:font-style-asian="normal" style:font-size-complex="12pt" style:font-style-complex="normal"/>
    </style:style>
    <style:style style:name="P29" style:family="paragraph" style:parent-style-name="Text_20_body">
      <style:text-properties style:font-name="arial" officeooo:rsid="004bb0a9" officeooo:paragraph-rsid="0063c90b"/>
    </style:style>
    <style:style style:name="P30" style:family="paragraph" style:parent-style-name="Text_20_body">
      <style:text-properties style:font-name="arial" officeooo:rsid="002ee21a" officeooo:paragraph-rsid="002ee21a" style:font-name-asian="DejaVu Sans" style:font-name-complex="DejaVu Sans"/>
    </style:style>
    <style:style style:name="P31" style:family="paragraph" style:parent-style-name="Text_20_body">
      <style:text-properties officeooo:paragraph-rsid="0021fbcc"/>
    </style:style>
    <style:style style:name="P32" style:family="paragraph" style:parent-style-name="Text_20_body">
      <style:text-properties officeooo:paragraph-rsid="00687789"/>
    </style:style>
    <style:style style:name="P33" style:family="paragraph" style:parent-style-name="Text_20_body">
      <style:text-properties officeooo:rsid="0051a0a1" officeooo:paragraph-rsid="0051a0a1" style:font-name-asian="DejaVu Sans" style:font-name-complex="DejaVu Sans"/>
    </style:style>
    <style:style style:name="P34" style:family="paragraph" style:parent-style-name="Text_20_body">
      <style:text-properties style:font-name="arial" officeooo:rsid="006c7ba2" officeooo:paragraph-rsid="0071820c"/>
    </style:style>
    <style:style style:name="P35" style:family="paragraph" style:parent-style-name="Text_20_body">
      <style:text-properties style:font-name="arial" officeooo:rsid="0087ea28" officeooo:paragraph-rsid="0087ea28"/>
    </style:style>
    <style:style style:name="P36" style:family="paragraph" style:parent-style-name="Text_20_body">
      <style:text-properties officeooo:rsid="006e22cb" officeooo:paragraph-rsid="006e22cb"/>
    </style:style>
    <style:style style:name="P37" style:family="paragraph" style:parent-style-name="Text_20_body">
      <style:text-properties officeooo:rsid="00703525" officeooo:paragraph-rsid="0076fea5"/>
    </style:style>
    <style:style style:name="P38" style:family="paragraph" style:parent-style-name="Text_20_body">
      <style:text-properties officeooo:paragraph-rsid="0079397b"/>
    </style:style>
    <style:style style:name="P39" style:family="paragraph" style:parent-style-name="Text_20_body">
      <style:text-properties officeooo:rsid="007fdac6" officeooo:paragraph-rsid="00812bf8"/>
    </style:style>
    <style:style style:name="P40" style:family="paragraph" style:parent-style-name="Text_20_body">
      <style:text-properties officeooo:rsid="00854b5d" officeooo:paragraph-rsid="00854b5d"/>
    </style:style>
    <style:style style:name="P41" style:family="paragraph" style:parent-style-name="Text_20_body">
      <style:text-properties officeooo:rsid="008639d4" officeooo:paragraph-rsid="008639d4"/>
    </style:style>
    <style:style style:name="P42" style:family="paragraph" style:parent-style-name="Text_20_body">
      <style:text-properties officeooo:paragraph-rsid="008b50bc"/>
    </style:style>
    <style:style style:name="P43" style:family="paragraph" style:parent-style-name="Heading_20_1">
      <style:paragraph-properties fo:text-align="center" style:justify-single-word="false"/>
    </style:style>
    <style:style style:name="P44" style:family="paragraph" style:parent-style-name="Heading_20_3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45" style:family="paragraph" style:parent-style-name="Heading_20_3">
      <style:text-properties officeooo:paragraph-rsid="0021fbcc"/>
    </style:style>
    <style:style style:name="P46" style:family="paragraph" style:parent-style-name="Heading_20_3">
      <style:text-properties style:font-name-asian="DejaVu Sans" style:font-name-complex="DejaVu Sans"/>
    </style:style>
    <style:style style:name="P47" style:family="paragraph" style:parent-style-name="Heading_20_3">
      <style:text-properties officeooo:paragraph-rsid="0079397b"/>
    </style:style>
    <style:style style:name="P48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49" style:family="paragraph">
      <style:paragraph-properties fo:text-align="center"/>
    </style:style>
    <style:style style:name="P50" style:family="paragraph">
      <style:paragraph-properties fo:text-align="center"/>
      <style:text-properties style:font-name="arial"/>
    </style:style>
    <style:style style:name="P51" style:family="paragraph">
      <style:paragraph-properties fo:text-align="center"/>
      <style:text-properties style:font-name="arialLiberation Serif"/>
    </style:style>
    <style:style style:name="P52" style:family="paragraph">
      <style:paragraph-properties fo:text-align="center"/>
      <style:text-properties style:font-name="arfial"/>
    </style:style>
    <style:style style:name="P53" style:family="paragraph">
      <style:text-properties style:font-name="arial" fo:font-size="12pt" style:font-name-asian="DejaVu Sans" style:font-size-asian="12pt"/>
    </style:style>
    <style:style style:name="T1" style:family="text">
      <style:text-properties style:font-name="DejaVu Sans"/>
    </style:style>
    <style:style style:name="T2" style:family="text">
      <style:text-properties style:font-name="DejaVu Sans" style:font-name-asian="DejaVu Sans" style:font-name-complex="DejaVu Sans"/>
    </style:style>
    <style:style style:name="T3" style:family="text">
      <style:text-properties style:font-name="DejaVu Sans" officeooo:rsid="001f94fd" style:font-name-asian="DejaVu Sans" style:font-name-complex="DejaVu Sans"/>
    </style:style>
    <style:style style:name="T4" style:family="text">
      <style:text-properties style:font-name="DejaVu Sans" officeooo:rsid="004bb0a9" style:font-name-asian="DejaVu Sans" style:font-name-complex="DejaVu Sans"/>
    </style:style>
    <style:style style:name="T5" style:family="text">
      <style:text-properties style:font-name="DejaVu Sans" officeooo:rsid="004d3b7f" style:font-name-asian="DejaVu Sans" style:font-name-complex="DejaVu Sans"/>
    </style:style>
    <style:style style:name="T6" style:family="text">
      <style:text-properties style:font-name="DejaVu Sans" style:font-name-asian="Droid Sans Fallback" style:font-name-complex="FreeSans2"/>
    </style:style>
    <style:style style:name="T7" style:family="text">
      <style:text-properties style:font-name="DejaVu Sans" fo:font-size="12pt" fo:font-style="normal" style:text-underline-style="none" officeooo:rsid="001f94fd" style:font-name-asian="DejaVu Sans" style:font-size-asian="12pt" style:font-style-asian="normal" style:font-name-complex="DejaVu Sans" style:font-size-complex="12pt" style:font-style-complex="normal"/>
    </style:style>
    <style:style style:name="T8" style:family="text">
      <style:text-properties style:font-name="DejaVu Sans" fo:font-size="12pt" fo:font-style="normal" style:text-underline-style="none" officeooo:rsid="00582ebd" style:font-name-asian="DejaVu Sans" style:font-size-asian="12pt" style:font-style-asian="normal" style:font-name-complex="DejaVu Sans" style:font-size-complex="12pt" style:font-style-complex="normal"/>
    </style:style>
    <style:style style:name="T9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10" style:family="text">
      <style:text-properties fo:font-size="12pt" fo:font-style="normal" style:text-underline-style="none" officeooo:rsid="003aeb89" style:font-size-asian="12pt" style:font-style-asian="normal" style:font-size-complex="12pt" style:font-style-complex="normal"/>
    </style:style>
    <style:style style:name="T11" style:family="text">
      <style:text-properties fo:font-size="12pt" fo:font-style="normal" style:text-underline-style="none" officeooo:rsid="001fdf4a" style:font-size-asian="12pt" style:font-style-asian="normal" style:font-size-complex="12pt" style:font-style-complex="normal"/>
    </style:style>
    <style:style style:name="T12" style:family="text">
      <style:text-properties fo:font-size="12pt" fo:font-style="normal" style:text-underline-style="none" officeooo:rsid="0040bac6" style:font-size-asian="12pt" style:font-style-asian="normal" style:font-size-complex="12pt" style:font-style-complex="normal"/>
    </style:style>
    <style:style style:name="T13" style:family="text">
      <style:text-properties fo:font-size="12pt" fo:font-style="normal" style:text-underline-style="none" officeooo:rsid="0055086b" style:font-size-asian="12pt" style:font-style-asian="normal" style:font-size-complex="12pt" style:font-style-complex="normal"/>
    </style:style>
    <style:style style:name="T14" style:family="text">
      <style:text-properties fo:font-size="12pt" fo:font-style="normal" style:text-underline-style="none" officeooo:rsid="00582ebd" style:font-size-asian="12pt" style:font-style-asian="normal" style:font-size-complex="12pt" style:font-style-complex="normal"/>
    </style:style>
    <style:style style:name="T15" style:family="text">
      <style:text-properties fo:font-size="12pt" fo:font-style="normal" style:text-underline-style="none" style:font-name-asian="DejaVu Sans" style:font-size-asian="12pt" style:font-style-asian="normal" style:font-name-complex="DejaVu Sans" style:font-size-complex="12pt" style:font-style-complex="normal"/>
    </style:style>
    <style:style style:name="T16" style:family="text">
      <style:text-properties fo:font-size="12pt" fo:font-style="normal" style:text-underline-style="none" officeooo:rsid="0040bac6" style:font-name-asian="DejaVu Sans" style:font-size-asian="12pt" style:font-style-asian="normal" style:font-name-complex="DejaVu Sans" style:font-size-complex="12pt" style:font-style-complex="normal"/>
    </style:style>
    <style:style style:name="T17" style:family="text">
      <style:text-properties fo:font-size="12pt" fo:font-style="normal" fo:font-weight="normal" style:font-name-asian="DejaVu Sans" style:font-size-asian="12pt" style:font-style-asian="normal" style:font-weight-asian="normal" style:font-name-complex="DejaVu Sans"/>
    </style:style>
    <style:style style:name="T18" style:family="text">
      <style:text-properties fo:font-size="12pt" fo:font-style="normal" fo:font-weight="normal" officeooo:rsid="006c7ba2" style:font-name-asian="DejaVu Sans" style:font-size-asian="12pt" style:font-style-asian="normal" style:font-weight-asian="normal" style:font-name-complex="DejaVu Sans"/>
    </style:style>
    <style:style style:name="T19" style:family="text">
      <style:text-properties fo:font-size="12pt" fo:font-style="normal" fo:font-weight="normal" style:font-name-asian="DejaVu Sans" style:font-size-asian="12pt" style:font-style-asian="normal" style:font-weight-asian="normal" style:font-name-complex="DejaVu Sans" style:font-size-complex="14pt" style:font-weight-complex="bold"/>
    </style:style>
    <style:style style:name="T20" style:family="text">
      <style:text-properties fo:font-size="12pt" fo:font-style="normal" fo:font-weight="normal" officeooo:rsid="006c7ba2" style:font-name-asian="DejaVu Sans" style:font-size-asian="12pt" style:font-style-asian="normal" style:font-weight-asian="normal" style:font-name-complex="DejaVu Sans" style:font-size-complex="14pt" style:font-weight-complex="bold"/>
    </style:style>
    <style:style style:name="T21" style:family="text">
      <style:text-properties fo:font-size="12pt" fo:font-style="normal" style:font-name-asian="DejaVu Sans" style:font-size-asian="12pt" style:font-style-asian="normal" style:font-name-complex="DejaVu Sans" style:font-size-complex="14pt"/>
    </style:style>
    <style:style style:name="T22" style:family="text">
      <style:text-properties fo:font-size="12pt" fo:font-style="normal" officeooo:rsid="006c7ba2" style:font-name-asian="DejaVu Sans" style:font-size-asian="12pt" style:font-style-asian="normal" style:font-name-complex="DejaVu Sans" style:font-size-complex="14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423d6" style:font-style-asian="italic" style:font-style-complex="italic"/>
    </style:style>
    <style:style style:name="T25" style:family="text">
      <style:text-properties fo:font-style="italic" officeooo:rsid="00437ab6" style:font-style-asian="italic" style:font-style-complex="italic"/>
    </style:style>
    <style:style style:name="T26" style:family="text">
      <style:text-properties style:font-name-asian="Droid Sans Fallback" style:font-name-complex="FreeSans2"/>
    </style:style>
    <style:style style:name="T27" style:family="text">
      <style:text-properties officeooo:rsid="001f94fd" style:font-name-asian="Droid Sans Fallback" style:font-name-complex="FreeSans2"/>
    </style:style>
    <style:style style:name="T28" style:family="text">
      <style:text-properties officeooo:rsid="001eefbf" style:font-name-asian="Droid Sans Fallback" style:font-name-complex="FreeSans2"/>
    </style:style>
    <style:style style:name="T29" style:family="text">
      <style:text-properties officeooo:rsid="001fdf4a"/>
    </style:style>
    <style:style style:name="T30" style:family="text">
      <style:text-properties style:font-name="arial"/>
    </style:style>
    <style:style style:name="T31" style:family="text">
      <style:text-properties style:font-name="arial" fo:font-size="12pt" fo:font-style="normal" style:text-underline-style="none" style:font-name-asian="DejaVu Sans" style:font-size-asian="12pt" style:font-style-asian="normal" style:font-name-complex="DejaVu Sans" style:font-size-complex="12pt" style:font-style-complex="normal"/>
    </style:style>
    <style:style style:name="T32" style:family="text">
      <style:text-properties style:font-name="arial" fo:font-size="12pt" fo:font-style="normal" style:text-underline-style="none" officeooo:rsid="001fdf4a" style:font-name-asian="DejaVu Sans" style:font-size-asian="12pt" style:font-style-asian="normal" style:font-name-complex="DejaVu Sans" style:font-size-complex="12pt" style:font-style-complex="normal"/>
    </style:style>
    <style:style style:name="T33" style:family="text">
      <style:text-properties style:font-name="arial" fo:font-size="12pt" fo:font-style="normal" style:text-underline-style="none" officeooo:rsid="001f94fd" style:font-name-asian="DejaVu Sans" style:font-size-asian="12pt" style:font-style-asian="normal" style:font-name-complex="DejaVu Sans" style:font-size-complex="12pt" style:font-style-complex="normal"/>
    </style:style>
    <style:style style:name="T34" style:family="text">
      <style:text-properties style:font-name="arial" style:font-name-asian="DejaVu Sans" style:font-name-complex="DejaVu Sans"/>
    </style:style>
    <style:style style:name="T35" style:family="text">
      <style:text-properties style:font-name="arial" officeooo:rsid="002aa3b7" style:font-name-asian="DejaVu Sans" style:font-name-complex="DejaVu Sans"/>
    </style:style>
    <style:style style:name="T36" style:family="text">
      <style:text-properties style:font-name="arial" officeooo:rsid="002ee21a" style:font-name-asian="DejaVu Sans" style:font-name-complex="DejaVu Sans"/>
    </style:style>
    <style:style style:name="T37" style:family="text">
      <style:text-properties style:font-name="arial" officeooo:rsid="004d3b7f" style:font-name-asian="DejaVu Sans" style:font-name-complex="DejaVu Sans"/>
    </style:style>
    <style:style style:name="T38" style:family="text">
      <style:text-properties style:font-name="arial" officeooo:rsid="0048dc66" style:font-name-asian="DejaVu Sans" style:font-name-complex="DejaVu Sans"/>
    </style:style>
    <style:style style:name="T39" style:family="text">
      <style:text-properties style:font-name="arial" officeooo:rsid="00655254" style:font-name-asian="DejaVu Sans" style:font-name-complex="DejaVu Sans"/>
    </style:style>
    <style:style style:name="T40" style:family="text">
      <style:text-properties style:font-name="arial" officeooo:rsid="005326f4" style:font-name-asian="DejaVu Sans" style:font-name-complex="DejaVu Sans"/>
    </style:style>
    <style:style style:name="T41" style:family="text">
      <style:text-properties style:font-name="arial" officeooo:rsid="00687789" style:font-name-asian="DejaVu Sans" style:font-name-complex="DejaVu Sans"/>
    </style:style>
    <style:style style:name="T42" style:family="text">
      <style:text-properties style:font-name="arial" officeooo:rsid="0070093e" style:font-name-asian="DejaVu Sans" style:font-name-complex="DejaVu Sans"/>
    </style:style>
    <style:style style:name="T43" style:family="text">
      <style:text-properties style:font-name="arial" officeooo:rsid="00812bf8" style:font-name-asian="DejaVu Sans" style:font-name-complex="DejaVu Sans"/>
    </style:style>
    <style:style style:name="T44" style:family="text">
      <style:text-properties style:font-name="arial" fo:font-size="10pt" officeooo:rsid="0046b6ea" style:font-name-asian="DejaVu Sans" style:font-size-asian="10pt" style:font-name-complex="DejaVu Sans" style:font-size-complex="10pt"/>
    </style:style>
    <style:style style:name="T45" style:family="text">
      <style:text-properties style:font-name="arial" officeooo:rsid="0048dc66"/>
    </style:style>
    <style:style style:name="T46" style:family="text">
      <style:text-properties style:font-name="arial" officeooo:rsid="004d3b7f"/>
    </style:style>
    <style:style style:name="T47" style:family="text">
      <style:text-properties style:font-name="arial" officeooo:rsid="00673f98"/>
    </style:style>
    <style:style style:name="T48" style:family="text">
      <style:text-properties officeooo:rsid="00209f39"/>
    </style:style>
    <style:style style:name="T49" style:family="text">
      <style:text-properties fo:font-style="normal" officeooo:rsid="002423d6" style:font-style-asian="normal" style:font-style-complex="normal"/>
    </style:style>
    <style:style style:name="T50" style:family="text">
      <style:text-properties fo:font-style="normal" fo:font-weight="normal" style:font-name-asian="DejaVu Sans" style:font-style-asian="normal" style:font-weight-asian="normal" style:font-name-complex="DejaVu Sans"/>
    </style:style>
    <style:style style:name="T51" style:family="text">
      <style:text-properties fo:font-style="normal" style:font-name-asian="DejaVu Sans" style:font-style-asian="normal" style:font-name-complex="DejaVu Sans"/>
    </style:style>
    <style:style style:name="T52" style:family="text">
      <style:text-properties fo:font-style="normal" officeooo:rsid="006c7ba2" style:font-name-asian="DejaVu Sans" style:font-style-asian="normal" style:font-name-complex="DejaVu Sans"/>
    </style:style>
    <style:style style:name="T53" style:family="text">
      <style:text-properties officeooo:rsid="00294efe"/>
    </style:style>
    <style:style style:name="T54" style:family="text">
      <style:text-properties officeooo:rsid="001eefbf"/>
    </style:style>
    <style:style style:name="T55" style:family="text">
      <style:text-properties style:font-name-asian="DejaVu Sans" style:font-name-complex="DejaVu Sans"/>
    </style:style>
    <style:style style:name="T56" style:family="text">
      <style:text-properties officeooo:rsid="002ee21a" style:font-name-asian="DejaVu Sans" style:font-name-complex="DejaVu Sans"/>
    </style:style>
    <style:style style:name="T57" style:family="text">
      <style:text-properties officeooo:rsid="001eefbf" style:font-name-asian="DejaVu Sans" style:font-name-complex="DejaVu Sans"/>
    </style:style>
    <style:style style:name="T58" style:family="text">
      <style:text-properties officeooo:rsid="001f94fd" style:font-name-asian="DejaVu Sans" style:font-name-complex="DejaVu Sans"/>
    </style:style>
    <style:style style:name="T59" style:family="text">
      <style:text-properties officeooo:rsid="002aa3b7" style:font-name-asian="DejaVu Sans" style:font-name-complex="DejaVu Sans"/>
    </style:style>
    <style:style style:name="T60" style:family="text">
      <style:text-properties officeooo:rsid="004ee371" style:font-name-asian="DejaVu Sans" style:font-name-complex="DejaVu Sans"/>
    </style:style>
    <style:style style:name="T61" style:family="text">
      <style:text-properties officeooo:rsid="0063c90b" style:font-name-asian="DejaVu Sans" style:font-name-complex="DejaVu Sans"/>
    </style:style>
    <style:style style:name="T62" style:family="text">
      <style:text-properties officeooo:rsid="0046b6ea"/>
    </style:style>
    <style:style style:name="T63" style:family="text">
      <style:text-properties fo:font-size="10pt" officeooo:rsid="0046b6ea" style:font-size-asian="10pt" style:font-size-complex="10pt"/>
    </style:style>
    <style:style style:name="T64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65" style:family="text">
      <style:text-properties style:font-name="Liberation Serif" fo:font-size="12pt" fo:font-style="normal" fo:font-weight="normal" officeooo:rsid="0063c90b" style:font-name-asian="DejaVu Sans" style:font-size-asian="12pt" style:font-style-asian="normal" style:font-weight-asian="normal" style:font-name-complex="DejaVu Sans"/>
    </style:style>
    <style:style style:name="T66" style:family="text">
      <style:text-properties officeooo:rsid="006d2ba7"/>
    </style:style>
    <style:style style:name="T67" style:family="text">
      <style:text-properties style:font-name="arial" style:font-name-asian="DejaVu Sans" style:font-name-complex="DejaVu Sans"/>
    </style:style>
    <style:style style:name="T68" style:family="text">
      <style:text-properties style:font-name="arial" officeooo:rsid="0070093e" style:font-name-asian="DejaVu Sans" style:font-name-complex="DejaVu Sans"/>
    </style:style>
    <style:style style:name="T69" style:family="text">
      <style:text-properties style:font-name="arial" officeooo:rsid="0071820c" style:font-name-asian="DejaVu Sans" style:font-name-complex="DejaVu Sans"/>
    </style:style>
    <style:style style:name="T70" style:family="text">
      <style:text-properties style:font-name="arial" fo:font-size="12pt" fo:font-style="normal" fo:font-weight="normal" officeooo:rsid="006c7ba2" style:font-name-asian="DejaVu Sans" style:font-size-asian="12pt" style:font-style-asian="normal" style:font-weight-asian="normal" style:font-name-complex="DejaVu Sans"/>
    </style:style>
    <style:style style:name="T71" style:family="text">
      <style:text-properties style:font-name="arial" fo:font-size="12pt" fo:font-style="normal" fo:font-weight="normal" officeooo:rsid="0074f34e" style:font-name-asian="DejaVu Sans" style:font-size-asian="12pt" style:font-style-asian="normal" style:font-weight-asian="normal" style:font-name-complex="DejaVu Sans"/>
    </style:style>
    <style:style style:name="T72" style:family="text">
      <style:text-properties style:font-name="arial" fo:font-size="12pt" fo:font-style="normal" fo:font-weight="normal" officeooo:rsid="007d921e" style:font-name-asian="DejaVu Sans" style:font-size-asian="12pt" style:font-style-asian="normal" style:font-weight-asian="normal" style:font-name-complex="DejaVu Sans"/>
    </style:style>
    <style:style style:name="T73" style:family="text">
      <style:text-properties style:font-name="arial" fo:font-size="12pt" fo:font-style="normal" fo:font-weight="normal" style:font-name-asian="DejaVu Sans" style:font-size-asian="12pt" style:font-style-asian="normal" style:font-weight-asian="normal" style:font-name-complex="DejaVu Sans" style:font-size-complex="14pt" style:font-weight-complex="bold"/>
    </style:style>
    <style:style style:name="T74" style:family="text">
      <style:text-properties style:font-name="arial" fo:font-size="12pt" fo:font-style="normal" fo:font-weight="normal" officeooo:rsid="006c7ba2" style:font-name-asian="DejaVu Sans" style:font-size-asian="12pt" style:font-style-asian="normal" style:font-weight-asian="normal" style:font-name-complex="DejaVu Sans" style:font-size-complex="14pt" style:font-weight-complex="bold"/>
    </style:style>
    <style:style style:name="T75" style:family="text">
      <style:text-properties style:font-name="arial" fo:font-size="12pt" fo:font-style="normal" fo:font-weight="normal" officeooo:rsid="008b50bc" style:font-name-asian="DejaVu Sans" style:font-size-asian="12pt" style:font-style-asian="normal" style:font-weight-asian="normal" style:font-name-complex="DejaVu Sans" style:font-size-complex="12pt" style:font-weight-complex="normal"/>
    </style:style>
    <style:style style:name="T76" style:family="text">
      <style:text-properties style:font-name="arial" fo:font-size="12pt" fo:font-style="normal" fo:font-weight="normal" officeooo:rsid="006c7ba2" style:font-name-asian="DejaVu Sans" style:font-size-asian="12pt" style:font-style-asian="normal" style:font-weight-asian="normal" style:font-name-complex="DejaVu Sans" style:font-size-complex="12pt" style:font-weight-complex="normal"/>
    </style:style>
    <style:style style:name="T77" style:family="text">
      <style:text-properties style:font-name="arial" fo:font-size="12pt" fo:font-style="normal" fo:font-weight="normal" officeooo:rsid="008d2878" style:font-name-asian="DejaVu Sans" style:font-size-asian="12pt" style:font-style-asian="normal" style:font-weight-asian="normal" style:font-name-complex="DejaVu Sans" style:font-size-complex="12pt" style:font-weight-complex="normal"/>
    </style:style>
    <style:style style:name="T78" style:family="text">
      <style:text-properties style:font-name="arial" fo:font-size="14pt" fo:font-style="normal" fo:font-weight="bold" officeooo:rsid="0076fea5" style:font-name-asian="DejaVu Sans" style:font-size-asian="14pt" style:font-style-asian="normal" style:font-weight-asian="bold" style:font-name-complex="DejaVu Sans" style:font-size-complex="14pt" style:font-weight-complex="bold"/>
    </style:style>
    <style:style style:name="T79" style:family="text">
      <style:text-properties fo:font-size="14pt" fo:font-style="normal" fo:font-weight="bold" style:font-name-asian="DejaVu Sans" style:font-size-asian="14pt" style:font-style-asian="normal" style:font-weight-asian="bold" style:font-name-complex="DejaVu Sans" style:font-size-complex="14pt" style:font-weight-complex="bold"/>
    </style:style>
    <style:style style:name="T80" style:family="text">
      <style:text-properties fo:font-size="14pt" fo:font-style="normal" style:font-name-asian="DejaVu Sans" style:font-size-asian="14pt" style:font-style-asian="normal" style:font-name-complex="DejaVu Sans" style:font-size-complex="14pt"/>
    </style:style>
    <style:style style:name="T81" style:family="text">
      <style:text-properties style:font-name="arialLiberation Serif"/>
    </style:style>
    <style:style style:name="T82" style:family="text">
      <style:text-properties style:font-name="arfial"/>
    </style:style>
    <style:style style:name="T83" style:family="text">
      <style:text-properties style:font-name="arial" fo:font-size="12pt" style:font-name-asian="DejaVu Sans" style:font-size-asian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php\php_parse.php(token-based Parser)</text:h>
      <text:p text:style-name="P2"/>
      <text:h text:style-name="Heading_20_2" text:outline-level="2">Grammar</text:h>
      <text:p text:style-name="P6"/>
      <text:p text:style-name="P7">G=(<text:span text:style-name="T2">∑</text:span><text:span text:style-name="T6">,A,S,R)</text:span></text:p>
      <text:p text:style-name="P6"/>
      <text:p text:style-name="P8">wheras Tree T is parsing-tree for G if,</text:p>
      <text:p text:style-name="P8"/>
      <text:p text:style-name="P8">- S labels the root</text:p>
      <text:p text:style-name="P8">- A labels inner nodes</text:p>
      <text:p text:style-name="P8">- Leaves are labeld with {<text:span text:style-name="T2">∊</text:span><text:span text:style-name="T1">} u </text:span><text:span text:style-name="T2">∑</text:span></text:p>
      <text:p text:style-name="P9">- and inner nodes and leaves are following the rule R</text:p>
      <text:p text:style-name="P10"/>
      <text:h text:style-name="Heading_20_2" text:outline-level="2">Attributes</text:h>
      <text:h text:style-name="Heading_20_3" text:outline-level="3">Sets</text:h>
      <text:p text:style-name="P2">M<text:span text:style-name="T3">₁</text:span> = {private, public, protected}</text:p>
      <text:p text:style-name="P12">M<text:span text:style-name="T2">₂</text:span><text:span text:style-name="T26"> = {const}</text:span></text:p>
      <text:p text:style-name="P2">S <text:s/>= {static}</text:p>
      <text:p text:style-name="P2">V <text:s/>= {$var}</text:p>
      <text:p text:style-name="P2">A <text:s/>= { = 'assignment'}</text:p>
      <text:p text:style-name="P12">C <text:s/>= {var}</text:p>
      <text:p text:style-name="P2"/>
      <text:p text:style-name="P5">A <text:span text:style-name="T9">∈ </text:span><text:span text:style-name="T10">{ P({</text:span><text:span text:style-name="T12">x </text:span><text:span text:style-name="T9">∈ M</text:span><text:span text:style-name="T7">₁</text:span><text:span text:style-name="T10">, </text:span><text:span text:style-name="T12">y </text:span><text:span text:style-name="T15">∈ </text:span><text:span text:style-name="T16">S</text:span><text:span text:style-name="T13">}</text:span><text:span text:style-name="T10">), </text:span><text:span text:style-name="T14">{</text:span><text:span text:style-name="T12">y </text:span><text:span text:style-name="T15">∈ </text:span><text:span text:style-name="T16">S</text:span><text:span text:style-name="T10">, </text:span><text:span text:style-name="T16">x </text:span><text:span text:style-name="T15">∈ M</text:span><text:span text:style-name="T7">₁</text:span><text:span text:style-name="T8">}</text:span><text:span text:style-name="T7"> </text:span><text:span text:style-name="T10">}</text:span><text:span text:style-name="T7"><text:line-break/></text:span><text:span text:style-name="T32">B</text:span><text:span text:style-name="T31"> ∈ </text:span><text:span text:style-name="T33">M₂</text:span></text:p>
      <text:p text:style-name="P8"><text:span text:style-name="T29">v</text:span> ∈ V</text:p>
      <text:p text:style-name="P4"><text:span text:style-name="T11">a</text:span><text:span text:style-name="T9"> ∈ A<text:line-break/></text:span><text:span text:style-name="T11">c </text:span><text:span text:style-name="T9">∈ </text:span><text:span text:style-name="T11">C</text:span></text:p>
      <text:h text:style-name="P44" text:outline-level="3">Rule R</text:h>
      <text:p text:style-name="P28">S → A <text:span text:style-name="T53">| B</text:span><text:line-break/>A → <text:span text:style-name="T48">v | va<text:line-break/>B → ca</text:span></text:p>
      <text:h text:style-name="Heading_20_3" text:outline-level="3"/>
      <text:h text:style-name="Heading_20_3" text:outline-level="3"/>
      <text:h text:style-name="P45" text:outline-level="3"/>
      <text:p text:style-name="P31"/>
      <text:h text:style-name="P45" text:outline-level="3"/>
      <text:p text:style-name="P31"/>
      <text:p text:style-name="P31"/>
      <text:h text:style-name="Heading_20_3" text:outline-level="3"><text:soft-page-break/>Parsetree</text:h>
      <text:p text:style-name="P27"><draw:ellipse text:anchor-type="paragraph" draw:z-index="0" draw:style-name="gr1" draw:text-style-name="P50" svg:width="0.842cm" svg:height="0.819cm" svg:x="6.251cm" svg:y="0.31cm"><text:p text:style-name="P49"><text:span text:style-name="T30">S</text:span></text:p></draw:ellipse></text:p>
      <text:p text:style-name="P27"><draw:line text:anchor-type="paragraph" draw:z-index="6" draw:style-name="gr2" draw:text-style-name="P49" svg:x1="6.66cm" svg:y1="0.298cm" svg:x2="6.685cm" svg:y2="0.743cm"><text:p/></draw:line><draw:line text:anchor-type="paragraph" draw:z-index="13" draw:style-name="gr2" draw:text-style-name="P49" svg:x1="7.093cm" svg:y1="0.049cm" svg:x2="8.924cm" svg:y2="0.804cm"><text:p/></draw:line></text:p>
      <text:p text:style-name="P2"><draw:circle text:anchor-type="paragraph" draw:z-index="1" draw:style-name="gr2" draw:text-style-name="P49" svg:width="0.89cm" svg:height="0.89cm" svg:x="6.251cm" svg:y="-0.088cm"><text:p/></draw:circle><draw:circle text:anchor-type="paragraph" draw:z-index="3" draw:style-name="gr1" draw:text-style-name="P50" svg:width="0.89cm" svg:height="0.89cm" svg:x="6.251cm" svg:y="-0.088cm"><text:p text:style-name="P49"><text:span text:style-name="T30">A</text:span></text:p></draw:circle><draw:ellipse text:anchor-type="paragraph" draw:z-index="8" draw:style-name="gr1" draw:text-style-name="P50" svg:width="0.842cm" svg:height="0.819cm" svg:x="8.675cm" svg:y="-0.026cm"><text:p text:style-name="P49"><text:span text:style-name="T30">B</text:span></text:p></draw:ellipse></text:p>
      <text:p text:style-name="P8"><draw:line text:anchor-type="paragraph" draw:z-index="7" draw:style-name="gr2" draw:text-style-name="P49" svg:x1="5.024cm" svg:y1="0.693cm" svg:x2="6.252cm" svg:y2="0.067cm"><text:p/></draw:line><draw:line text:anchor-type="paragraph" draw:z-index="11" draw:style-name="gr2" draw:text-style-name="P49" svg:x1="6.652cm" svg:y1="0.314cm" svg:x2="6.652cm" svg:y2="0.693cm"><text:p/></draw:line><draw:line text:anchor-type="paragraph" draw:z-index="14" draw:style-name="gr2" draw:text-style-name="P49" svg:x1="9.095cm" svg:y1="0.305cm" svg:x2="9.095cm" svg:y2="0.709cm"><text:p/></draw:line></text:p>
      <text:p text:style-name="P2"><draw:circle text:anchor-type="paragraph" draw:z-index="4" draw:style-name="gr1" draw:text-style-name="P50" svg:width="0.89cm" svg:height="0.89cm" svg:x="4.279cm" svg:y="0.046cm"><text:p text:style-name="P49"><text:span text:style-name="T30">v</text:span></text:p></draw:circle><draw:circle text:anchor-type="paragraph" draw:z-index="2" draw:style-name="gr1" draw:text-style-name="P50" svg:width="0.89cm" svg:height="0.89cm" svg:x="6.251cm" svg:y="0.206cm"><text:p text:style-name="P49"><text:span text:style-name="T30">v</text:span></text:p></draw:circle><draw:ellipse text:anchor-type="paragraph" draw:z-index="9" draw:style-name="gr1" draw:text-style-name="P50" svg:width="0.842cm" svg:height="0.819cm" svg:x="8.673cm" svg:y="0.222cm"><text:p text:style-name="P49"><text:span text:style-name="T30">c</text:span></text:p></draw:ellipse></text:p>
      <text:p text:style-name="P2"/>
      <text:p text:style-name="P2"><draw:line text:anchor-type="paragraph" draw:z-index="12" draw:style-name="gr2" draw:text-style-name="P49" svg:x1="6.652cm" svg:y1="0.122cm" svg:x2="6.686cm" svg:y2="0.542cm"><text:p/></draw:line><draw:line text:anchor-type="paragraph" draw:z-index="15" draw:style-name="gr2" draw:text-style-name="P49" svg:x1="9.095cm" svg:y1="0.067cm" svg:x2="9.129cm" svg:y2="0.667cm"><text:p/></draw:line></text:p>
      <text:p text:style-name="P2"><draw:circle text:anchor-type="paragraph" draw:z-index="5" draw:style-name="gr1" draw:text-style-name="P51" svg:width="0.89cm" svg:height="0.89cm" svg:x="6.299cm" svg:y="0.055cm"><text:p text:style-name="P49"><text:span text:style-name="T81">a</text:span></text:p></draw:circle><draw:ellipse text:anchor-type="paragraph" draw:z-index="10" draw:style-name="gr1" draw:text-style-name="P50" svg:width="0.842cm" svg:height="0.819cm" svg:x="8.811cm" svg:y="0.18cm"><text:p text:style-name="P49"><text:span text:style-name="T30">a</text:span></text:p></draw:ellipse></text:p>
      <text:p text:style-name="P2"/>
      <text:p text:style-name="P2"/>
      <text:p text:style-name="P2"/>
      <text:p text:style-name="P2"/>
      <text:h text:style-name="Heading_20_3" text:outline-level="3">Examples</text:h>
      <text:p text:style-name="P11">public static $val <text:s text:c="35"/><text:span text:style-name="T23">S → A → </text:span><text:span text:style-name="T25">v</text:span></text:p>
      <text:p text:style-name="P11">private $val <text:s text:c="43"/><text:span text:style-name="T23">S → A → </text:span><text:span text:style-name="T24">v</text:span></text:p>
      <text:p text:style-name="P11">protected static $name = 'assignment' <text:s/><text:span text:style-name="T23">S → A → </text:span><text:span text:style-name="T24">va</text:span></text:p>
      <text:p text:style-name="P11">public $name = 'assignment' <text:s text:c="16"/><text:span text:style-name="T23">S → A → </text:span><text:span text:style-name="T24">va<text:line-break/></text:span><text:span text:style-name="T49">const name = 'assignment' <text:s text:c="19"/></text:span><text:span text:style-name="T24">S → B → ca</text:span></text:p>
      <text:h text:style-name="Heading_20_2" text:outline-level="2">Methods</text:h>
      <text:h text:style-name="Heading_20_3" text:outline-level="3">Sets</text:h>
      <text:p text:style-name="P3">M<text:span text:style-name="T3">₁</text:span> = {private, public, protected}</text:p>
      <text:p text:style-name="P13"><text:span text:style-name="T27">P</text:span><text:span text:style-name="T3">₁</text:span><text:span text:style-name="T28"> </text:span><text:span text:style-name="T26">= {array, callback}</text:span></text:p>
      <text:p text:style-name="P16">P <text:s text:c="2"/>= {$var}</text:p>
      <text:p text:style-name="P13"><text:span text:style-name="T26">P</text:span><text:span text:style-name="T3">₂</text:span><text:span text:style-name="T26"> = {= 'assignment'} <text:s/></text:span></text:p>
      <text:p text:style-name="P13">F <text:s text:c="2"/>= {function}</text:p>
      <text:p text:style-name="P15">N <text:s text:c="2"/>= {function name}</text:p>
      <text:p text:style-name="P13">S <text:s text:c="2"/>= {static}</text:p>
      <text:p text:style-name="P13">A <text:s text:c="2"/>= {final, abstract}</text:p>
      <text:p text:style-name="P13"/>
      <text:p text:style-name="P13">A <text:s text:c="2"/>∈ <text:span text:style-name="T54">M</text:span><text:span text:style-name="T3">₁</text:span></text:p>
      <text:p text:style-name="P14"><text:span text:style-name="T4">p</text:span><text:span text:style-name="T3">₁ <text:s/></text:span><text:span text:style-name="T55">∈ </text:span><text:span text:style-name="T27">P</text:span><text:span text:style-name="T3">₁ </text:span></text:p>
      <text:p text:style-name="P13"><text:span text:style-name="T3">p</text:span><text:span text:style-name="T2">v </text:span><text:span text:style-name="T55">∈ P</text:span></text:p>
      <text:p text:style-name="P13"><text:span text:style-name="T55">pa <text:s/>∈ </text:span><text:span text:style-name="T26">P</text:span><text:span text:style-name="T3">₂</text:span><text:span text:style-name="T26"> </text:span></text:p>
      <text:p text:style-name="P13"><text:span text:style-name="T26">s <text:s text:c="3"/></text:span><text:span text:style-name="T55">∈ S</text:span></text:p>
      <text:p text:style-name="P17">f <text:s text:c="4"/>∈ F</text:p>
      <text:p text:style-name="P17">a <text:s text:c="3"/>∈ A</text:p>
      <text:p text:style-name="P22"><text:span text:style-name="T36">n <text:s text:c="3"/></text:span><text:span text:style-name="T35">∈ </text:span><text:span text:style-name="T36">N</text:span></text:p>
      <text:h text:style-name="Heading_20_3" text:outline-level="3">Parameter variation</text:h>
      <text:p text:style-name="P25"><text:span text:style-name="T30">P </text:span><text:span text:style-name="T46">= {pv, {</text:span><text:span text:style-name="T2">p</text:span><text:span text:style-name="T3">₁</text:span><text:span text:style-name="T37">, pv}, {</text:span><text:span text:style-name="T2">p</text:span><text:span text:style-name="T3">₁, </text:span><text:span text:style-name="T5">pv, pa}, {pv, pa}}</text:span><text:span text:style-name="T3"> </text:span></text:p>
      <text:p text:style-name="P21">p <text:span text:style-name="T35">∈ </text:span><text:span text:style-name="T34">P</text:span></text:p>
      <text:p text:style-name="P24"/>
      <text:h text:style-name="Heading_20_3" text:outline-level="3"><text:soft-page-break/>Access type variation</text:h>
      <text:p text:style-name="P18">x <text:s/>= {A, a, s}</text:p>
      <text:p text:style-name="P18"><text:span text:style-name="T62"><text:s text:c="9"/></text:span><text:span text:style-name="T63">3</text:span></text:p>
      <text:p text:style-name="P19">M<text:span text:style-name="T3">₂</text:span> = <text:span text:style-name="T62">∑ </text:span>{(x<text:span text:style-name="T58">₁</text:span><text:span text:style-name="T57">, .. , </text:span><text:span text:style-name="T55">xk) | xi </text:span><text:span text:style-name="T59">∈ </text:span><text:span text:style-name="T55">{1, .. ,n}, xi ≠ xj for i ≠ j}</text:span></text:p>
      <text:p text:style-name="P23"><text:span text:style-name="T34"><text:s text:c="7"/></text:span><text:span text:style-name="T44">k = 1</text:span></text:p>
      <text:p text:style-name="P26"><text:span text:style-name="T38">M</text:span><text:span text:style-name="T3">₂</text:span><text:span text:style-name="T45"> = {</text:span><text:span text:style-name="T64">∅</text:span><text:span text:style-name="T45">, M</text:span><text:span text:style-name="T3">₂</text:span><text:span text:style-name="T45">}<text:line-break/></text:span><text:span text:style-name="T47">M </text:span><text:span text:style-name="T35">∈ </text:span><text:span text:style-name="T38">M</text:span><text:span text:style-name="T3">₂</text:span></text:p>
      <text:p text:style-name="P20">Number of elements = |M|</text:p>
      <text:h text:style-name="P46" text:outline-level="3">Rule R</text:h>
      <text:p text:style-name="P29"><text:span text:style-name="T56">S →</text:span><text:span text:style-name="T55"> M<text:line-break/>M → fn <text:line-break/>fn → </text:span><text:span text:style-name="T60">p </text:span><text:span text:style-name="T61">| </text:span><text:span text:style-name="T65">∅</text:span></text:p>
      <text:h text:style-name="Heading_20_3" text:outline-level="3"><text:span text:style-name="T60">P</text:span><text:span text:style-name="T55">arsetree</text:span></text:h>
      <text:p text:style-name="P33"><draw:ellipse text:anchor-type="paragraph" draw:z-index="16" draw:style-name="gr1" draw:text-style-name="P50" svg:width="0.842cm" svg:height="0.819cm" svg:x="6.251cm" svg:y="0.31cm"><text:p text:style-name="P49"><text:span text:style-name="T30">S</text:span></text:p></draw:ellipse></text:p>
      <text:h text:style-name="Heading_20_3" text:outline-level="3"><draw:circle text:anchor-type="paragraph" draw:z-index="17" draw:style-name="gr1" draw:text-style-name="P50" svg:width="0.883cm" svg:height="0.883cm" svg:x="6.227cm" svg:y="0.667cm"><text:p text:style-name="P49"><text:span text:style-name="T30">M</text:span></text:p></draw:circle><draw:line text:anchor-type="paragraph" draw:z-index="21" draw:style-name="gr2" draw:text-style-name="P49" svg:x1="6.634cm" svg:y1="0.642cm" svg:x2="6.634cm" svg:y2="0.298cm"><text:p/></draw:line></text:h>
      <text:h text:style-name="Heading_20_3" text:outline-level="3"/>
      <text:h text:style-name="Heading_20_3" text:outline-level="3"><draw:circle text:anchor-type="paragraph" draw:z-index="18" draw:style-name="gr1" draw:text-style-name="P50" svg:width="0.916cm" svg:height="0.916cm" svg:x="6.228cm" svg:y="0.28cm"><text:p text:style-name="P49"><text:span text:style-name="T30">f</text:span></text:p></draw:circle><draw:line text:anchor-type="paragraph" draw:z-index="22" draw:style-name="gr2" draw:text-style-name="P49" svg:x1="6.634cm" svg:y1="-0.046cm" svg:x2="6.634cm" svg:y2="0.33cm"><text:p/></draw:line></text:h>
      <text:h text:style-name="Heading_20_3" text:outline-level="3"><draw:line text:anchor-type="paragraph" draw:z-index="26" draw:style-name="gr2" draw:text-style-name="P49" svg:x1="6.668cm" svg:y1="0.905cm" svg:x2="6.668cm" svg:y2="0.381cm"><text:p/></draw:line></text:h>
      <text:h text:style-name="Heading_20_3" text:outline-level="3"><draw:ellipse text:anchor-type="paragraph" draw:z-index="25" draw:style-name="gr1" draw:text-style-name="P50" svg:width="0.916cm" svg:height="0.943cm" svg:x="6.228cm" svg:y="0.034cm"><text:p text:style-name="P49"><text:span text:style-name="T30">n</text:span></text:p></draw:ellipse><draw:line text:anchor-type="paragraph" draw:z-index="23" draw:style-name="gr2" draw:text-style-name="P49" svg:x1="6.229cm" svg:y1="0.57cm" svg:x2="5.756cm" svg:y2="1.418cm"><text:p/></draw:line><draw:line text:anchor-type="paragraph" draw:z-index="24" draw:style-name="gr2" draw:text-style-name="P49" svg:x1="7.144cm" svg:y1="0.499cm" svg:x2="7.753cm" svg:y2="1.381cm"><text:p/></draw:line></text:h>
      <text:h text:style-name="Heading_20_3" text:outline-level="3"><draw:ellipse text:anchor-type="paragraph" draw:z-index="20" draw:style-name="gr1" draw:text-style-name="P49" svg:width="0.983cm" svg:height="0.918cm" svg:x="7.179cm" svg:y="0.566cm"><text:p text:style-name="P49">∅</text:p></draw:ellipse></text:h>
      <text:h text:style-name="Heading_20_3" text:outline-level="3"><draw:circle text:anchor-type="paragraph" draw:z-index="19" draw:style-name="gr1" draw:text-style-name="P50" svg:width="0.95cm" svg:height="0.95cm" svg:x="5.144cm" svg:y="-0.212cm"><text:p text:style-name="P49"><text:span text:style-name="T30">p</text:span></text:p></draw:circle></text:h>
      <text:h text:style-name="Heading_20_3" text:outline-level="3"><text:span text:style-name="T56">E</text:span><text:span text:style-name="T55">xamples</text:span></text:h>
      <text:p text:style-name="P32"><text:span text:style-name="T39">p</text:span><text:span text:style-name="T40">ublic static function getName() <text:s text:c="31"/>S → M → fn →</text:span><text:span text:style-name="T41"> </text:span><text:span text:style-name="T64">∅</text:span><text:span text:style-name="T40"><text:line-break/>private static final function getName() <text:s text:c="22"/>S → M → fn →</text:span><text:span text:style-name="T41"> </text:span><text:span text:style-name="T64">∅</text:span><text:span text:style-name="T40"><text:line-break/>abstract function getName() <text:s text:c="37"/>S → M → fn </text:span><text:span text:style-name="T41">→ </text:span><text:span text:style-name="T64">∅</text:span><text:span text:style-name="T40"><text:line-break/>protected final function getName(array $nameList) <text:s/>S → M → fn → p<text:line-break/>function getName(callback $nameFunc) <text:s text:c="17"/>S → M → fn → p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Heading_20_2" text:outline-level="2"><text:soft-page-break/>Classes</text:h>
      <text:h text:style-name="Heading_20_3" text:outline-level="3">Sets</text:h>
      <text:p text:style-name="P34">C <text:s/>= {class}<text:line-break/>N <text:s/>= {class name}<text:line-break/><text:span text:style-name="T66">IN = {interface name}</text:span><text:line-break/>A <text:s/>= {final, abstract, <text:span text:style-name="T64">∅</text:span>}<text:line-break/><text:span text:style-name="T66">I <text:s text:c="2"/>= {implements}<text:line-break/>E <text:s/>= {extends}</text:span></text:p>
      <text:p text:style-name="P36">c <text:s/><text:span text:style-name="T35">∈ </text:span><text:span text:style-name="T34">C<text:line-break/>n <text:s/></text:span><text:span text:style-name="T35">∈ </text:span><text:span text:style-name="T34">N<text:line-break/>in </text:span><text:span text:style-name="T35">∈ </text:span><text:span text:style-name="T34">IN<text:line-break/>a <text:s/></text:span><text:span text:style-name="T35">∈ </text:span><text:span text:style-name="T34">A<text:line-break/>i <text:s text:c="2"/></text:span><text:span text:style-name="T35">∈ </text:span><text:span text:style-name="T34">I<text:line-break/>e <text:s/></text:span><text:span text:style-name="T35">∈ </text:span><text:span text:style-name="T34">E</text:span></text:p>
      <text:h text:style-name="Heading_20_3" text:outline-level="3"><text:span text:style-name="T34">Rule </text:span><text:span text:style-name="T42">R</text:span></text:h>
      <text:p text:style-name="P37"><text:span text:style-name="T42">S <text:s/>→</text:span><text:span text:style-name="T34"> ac<text:line-break/></text:span><text:span text:style-name="T69">ac → n<text:line-break/>n <text:s text:c="2"/>→ </text:span><text:span text:style-name="T70">∅ </text:span><text:span text:style-name="T71">| en | </text:span><text:span text:style-name="T72">iin | </text:span><text:span text:style-name="T71">eniin</text:span></text:p>
      <text:h text:style-name="P47" text:outline-level="3"><text:span text:style-name="T78">ParseTree</text:span></text:h>
      <text:h text:style-name="P47" text:outline-level="3"><draw:line text:anchor-type="paragraph" draw:z-index="51" draw:style-name="gr4" draw:text-style-name="P49" svg:x1="3.004cm" svg:y1="7.763cm" svg:x2="3.004cm" svg:y2="8.442cm"><text:p/></draw:line><draw:line text:anchor-type="paragraph" draw:z-index="50" draw:style-name="gr4" draw:text-style-name="P49" svg:x1="4.565cm" svg:y1="5.609cm" svg:x2="3.448cm" svg:y2="7.272cm"><text:p/></draw:line><draw:ellipse text:anchor-type="paragraph" draw:z-index="49" draw:style-name="gr3" draw:text-style-name="P50" svg:width="1.019cm" svg:height="1.052cm" svg:x="2.496cm" svg:y="8.442cm"><text:p text:style-name="P50"><text:span text:style-name="T30">in</text:span></text:p></draw:ellipse><draw:ellipse text:anchor-type="paragraph" draw:z-index="48" draw:style-name="gr3" draw:text-style-name="P50" svg:width="1.019cm" svg:height="1.052cm" svg:x="2.496cm" svg:y="6.712cm"><text:p text:style-name="P50"><text:span text:style-name="T30">i</text:span></text:p></draw:ellipse><draw:line text:anchor-type="paragraph" draw:z-index="47" draw:style-name="gr4" draw:text-style-name="P49" svg:x1="8.193cm" svg:y1="10.878cm" svg:x2="8.193cm" svg:y2="11.767cm"><text:p/></draw:line><draw:line text:anchor-type="paragraph" draw:z-index="46" draw:style-name="gr4" draw:text-style-name="P49" svg:x1="7.99cm" svg:y1="9.529cm" svg:x2="7.99cm" svg:y2="9.903cm"><text:p/></draw:line><draw:line text:anchor-type="paragraph" draw:z-index="45" draw:style-name="gr4" draw:text-style-name="P49" svg:x1="8.057cm" svg:y1="7.902cm" svg:x2="8.057cm" svg:y2="8.41cm"><text:p/></draw:line><draw:line text:anchor-type="paragraph" draw:z-index="44" draw:style-name="gr4" draw:text-style-name="P49" svg:x1="5.107cm" svg:y1="7.865cm" svg:x2="5.073cm" svg:y2="8.511cm"><text:p/></draw:line><draw:line text:anchor-type="paragraph" draw:z-index="43" draw:style-name="gr4" draw:text-style-name="P49" svg:x1="5.073cm" svg:y1="5.898cm" svg:x2="5.14cm" svg:y2="6.746cm"><text:p/></draw:line><draw:line text:anchor-type="paragraph" draw:z-index="42" draw:style-name="gr4" draw:text-style-name="P49" svg:x1="5.551cm" svg:y1="5.382cm" svg:x2="7.549cm" svg:y2="6.996cm"><text:p/></draw:line><draw:line text:anchor-type="paragraph" draw:z-index="41" draw:style-name="gr4" draw:text-style-name="P49" svg:x1="4.565cm" svg:y1="5.609cm" svg:x2="2.732cm" svg:y2="5.958cm"><text:p/></draw:line><draw:line text:anchor-type="paragraph" draw:z-index="40" draw:style-name="gr4" draw:text-style-name="P49" svg:x1="5.006cm" svg:y1="4.27cm" svg:x2="5.006cm" svg:y2="4.847cm"><text:p/></draw:line><draw:line text:anchor-type="paragraph" draw:z-index="39" draw:style-name="gr4" draw:text-style-name="P49" svg:x1="5.04cm" svg:y1="2.642cm" svg:x2="5.006cm" svg:y2="3.219cm"><text:p/></draw:line><draw:line text:anchor-type="paragraph" draw:z-index="38" draw:style-name="gr4" draw:text-style-name="P49" svg:x1="4.972cm" svg:y1="0.949cm" svg:x2="5.006cm" svg:y2="1.591cm"><text:p/></draw:line><draw:circle text:anchor-type="paragraph" draw:z-index="37" draw:style-name="gr3" draw:text-style-name="P50" svg:width="1.119cm" svg:height="1.119cm" svg:x="7.378cm" svg:y="9.902cm"><text:p text:style-name="P50"><text:span text:style-name="T30">i</text:span></text:p></draw:circle><draw:circle text:anchor-type="paragraph" draw:z-index="36" draw:style-name="gr3" draw:text-style-name="P50" svg:width="1.119cm" svg:height="1.119cm" svg:x="7.481cm" svg:y="11.767cm"><text:p text:style-name="P50"><text:span text:style-name="T30">in</text:span></text:p></draw:circle><draw:circle text:anchor-type="paragraph" draw:z-index="35" draw:style-name="gr3" draw:text-style-name="P50" svg:width="1.119cm" svg:height="1.119cm" svg:x="7.38cm" svg:y="8.41cm"><text:p text:style-name="P50"><text:span text:style-name="T30">n</text:span></text:p></draw:circle><draw:circle text:anchor-type="paragraph" draw:z-index="34" draw:style-name="gr3" draw:text-style-name="P50" svg:width="1.119cm" svg:height="1.119cm" svg:x="7.347cm" svg:y="6.784cm"><text:p text:style-name="P50"><text:span text:style-name="T30">e</text:span></text:p></draw:circle><draw:circle text:anchor-type="paragraph" draw:z-index="33" draw:style-name="gr3" draw:text-style-name="P50" svg:width="1.119cm" svg:height="1.119cm" svg:x="4.632cm" svg:y="8.511cm"><text:p text:style-name="P50"><text:span text:style-name="T30">n</text:span></text:p></draw:circle><draw:circle text:anchor-type="paragraph" draw:z-index="32" draw:style-name="gr3" draw:text-style-name="P50" svg:width="1.119cm" svg:height="1.119cm" svg:x="4.565cm" svg:y="6.747cm"><text:p text:style-name="P50"><text:span text:style-name="T30">e</text:span></text:p></draw:circle><draw:circle text:anchor-type="paragraph" draw:z-index="31" draw:style-name="gr3" draw:text-style-name="P50" svg:width="0.985cm" svg:height="0.985cm" svg:x="1.748cm" svg:y="5.457cm"><text:p text:style-name="P53"><text:span text:style-name="T83">∅</text:span></text:p></draw:circle><draw:circle text:anchor-type="paragraph" draw:z-index="30" draw:style-name="gr3" draw:text-style-name="P52" svg:width="1.052cm" svg:height="1.052cm" svg:x="4.5cm" svg:y="4.847cm"><text:p text:style-name="P52"><text:span text:style-name="T82">n</text:span></text:p></draw:circle><draw:circle text:anchor-type="paragraph" draw:z-index="29" draw:style-name="gr3" draw:text-style-name="P50" svg:width="1.052cm" svg:height="1.052cm" svg:x="4.533cm" svg:y="3.219cm"><text:p text:style-name="P50"><text:span text:style-name="T30">c</text:span></text:p></draw:circle><draw:circle text:anchor-type="paragraph" draw:z-index="28" draw:style-name="gr3" draw:text-style-name="P50" svg:width="1.052cm" svg:height="1.052cm" svg:x="4.531cm" svg:y="1.591cm"><text:p text:style-name="P50"><text:span text:style-name="T30">a</text:span></text:p></draw:circle><draw:ellipse text:anchor-type="paragraph" draw:z-index="27" draw:style-name="gr3" draw:text-style-name="P50" svg:width="0.95cm" svg:height="0.916cm" svg:x="4.565cm" svg:y="0.034cm"><text:p text:style-name="P50"><text:span text:style-name="T30">S</text:span></text:p></draw:ellipse><text:span text:style-name="T34"><text:line-break/></text:span></text:h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Heading_20_3" text:outline-level="3"><text:soft-page-break/><text:span text:style-name="T34">Examples</text:span></text:h>
      <text:p text:style-name="P39"><text:span text:style-name="T34">class myclass <text:s text:c="60"/>S → ac →</text:span><text:span text:style-name="T43"> n → </text:span><text:span text:style-name="T70">∅</text:span><text:span text:style-name="T34"><text:line-break/>final class myclass <text:s text:c="52"/>S → ac →</text:span><text:span text:style-name="T43"> n → </text:span><text:span text:style-name="T70">∅</text:span><text:span text:style-name="T34"><text:line-break/>class myclass extends superclass <text:s text:c="28"/>S → ac → </text:span><text:span text:style-name="T43">n → </text:span><text:span text:style-name="T34">en<text:line-break/>class myclass extends superclass implements iface S → ac → </text:span><text:span text:style-name="T43">n → </text:span><text:span text:style-name="T34">eniin</text:span></text:p>
      <text:h text:style-name="Heading_20_3" text:outline-level="3"><text:span text:style-name="T34">Interfaces</text:span></text:h>
      <text:p text:style-name="P40"><text:span text:style-name="T34">I <text:s/>= {interface}<text:line-break/>N = {interface name}<text:line-break/>E = {extends}</text:span></text:p>
      <text:p text:style-name="P41"><text:span text:style-name="T34">i <text:s text:c="2"/></text:span><text:span text:style-name="T35">∈ </text:span><text:span text:style-name="T34">I<text:line-break/>n <text:s/></text:span><text:span text:style-name="T35">∈ </text:span><text:span text:style-name="T34">N<text:line-break/>e <text:s/></text:span><text:span text:style-name="T35">∈ </text:span><text:span text:style-name="T34">E</text:span></text:p>
      <text:h text:style-name="Heading_20_3" text:outline-level="3">Rule R</text:h>
      <text:p text:style-name="P35">S → in<text:line-break/>in → <text:span text:style-name="T18">∅ </text:span><text:span text:style-name="T17">| en</text:span></text:p>
      <text:h text:style-name="P48" text:outline-level="3"><text:span text:style-name="T51">Parsetree</text:span></text:h>
      <text:p text:style-name="Text_20_body"><draw:ellipse text:anchor-type="paragraph" draw:z-index="52" draw:style-name="gr3" draw:text-style-name="P50" svg:width="1.154cm" svg:height="1.121cm" svg:x="5.786cm" svg:y="0.356cm"><text:p text:style-name="P50"><text:span text:style-name="T30">S</text:span></text:p></draw:ellipse><text:span text:style-name="T79"/></text:p>
      <text:h text:style-name="Heading_20_3" text:outline-level="3"><draw:line text:anchor-type="paragraph" draw:z-index="62" draw:style-name="gr4" draw:text-style-name="P49" svg:x1="7.99cm" svg:y1="5.514cm" svg:x2="7.99cm" svg:y2="6.022cm"><text:p/></draw:line><draw:line text:anchor-type="paragraph" draw:z-index="61" draw:style-name="gr4" draw:text-style-name="P49" svg:x1="7.107cm" svg:y1="3.676cm" svg:x2="7.788cm" svg:y2="4.394cm"><text:p/></draw:line><draw:line text:anchor-type="paragraph" draw:z-index="59" draw:style-name="gr4" draw:text-style-name="P49" svg:x1="6.6cm" svg:y1="2.223cm" svg:x2="6.6cm" svg:y2="2.832cm"><text:p/></draw:line><draw:line text:anchor-type="paragraph" draw:z-index="58" draw:style-name="gr4" draw:text-style-name="P49" svg:x1="6.565cm" svg:y1="0.564cm" svg:x2="6.599cm" svg:y2="1.102cm"><text:p/></draw:line><draw:ellipse text:anchor-type="paragraph" draw:z-index="57" draw:style-name="gr3" draw:text-style-name="P50" svg:width="1.154cm" svg:height="1.121cm" svg:x="7.412cm" svg:y="6.022cm"><text:p text:style-name="P50"><text:span text:style-name="T30">n</text:span></text:p></draw:ellipse><draw:ellipse text:anchor-type="paragraph" draw:z-index="56" draw:style-name="gr3" draw:text-style-name="P50" svg:width="1.154cm" svg:height="1.121cm" svg:x="7.313cm" svg:y="4.394cm"><text:p text:style-name="P50"><text:span text:style-name="T30">e</text:span></text:p></draw:ellipse><draw:ellipse text:anchor-type="paragraph" draw:z-index="55" draw:style-name="gr3" draw:text-style-name="P49" svg:width="1.154cm" svg:height="1.121cm" svg:x="4.597cm" svg:y="4.325cm"><text:p text:style-name="P53"><text:span text:style-name="T83">∅</text:span></text:p></draw:ellipse><draw:ellipse text:anchor-type="paragraph" draw:z-index="54" draw:style-name="gr3" draw:text-style-name="P50" svg:width="1.154cm" svg:height="1.121cm" svg:x="5.953cm" svg:y="2.831cm"><text:p text:style-name="P50"><text:span text:style-name="T30">n</text:span></text:p></draw:ellipse><draw:ellipse text:anchor-type="paragraph" draw:z-index="53" draw:style-name="gr3" draw:text-style-name="P50" svg:width="1.154cm" svg:height="1.121cm" svg:x="5.921cm" svg:y="1.102cm"><text:p text:style-name="P50"><text:span text:style-name="T30">i</text:span></text:p></draw:ellipse></text:h>
      <text:p text:style-name="Text_20_body"/>
      <text:p text:style-name="Text_20_body"/>
      <text:p text:style-name="Text_20_body"/>
      <text:p text:style-name="Text_20_body"><draw:line text:anchor-type="paragraph" draw:z-index="60" draw:style-name="gr4" draw:text-style-name="P49" svg:x1="6.124cm" svg:y1="0.446cm" svg:x2="5.48cm" svg:y2="1.219cm"><text:p/></draw:line></text:p>
      <text:p text:style-name="Text_20_body"/>
      <text:p text:style-name="Text_20_body"/>
      <text:p text:style-name="Text_20_body"/>
      <text:p text:style-name="Text_20_body"/>
      <text:h text:style-name="P48" text:outline-level="3"><text:span text:style-name="T51">Examples</text:span></text:h>
      <text:p text:style-name="P42"><text:span text:style-name="T75">interface I</text:span><text:span text:style-name="T77">F</text:span><text:span text:style-name="T75">ace <text:s text:c="33"/>S → in → </text:span><text:span text:style-name="T76">∅</text:span><text:span text:style-name="T75"><text:line-break/>interface IFace extends SuperIFace S → in → 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fial" svg:font-family="arfial"/>
    <style:font-face style:name="F" svg:font-family="" style:font-family-generic="roman"/>
    <style:font-face style:name="arialLiberation Serif" svg:font-family="'arialLiberation Serif'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Liberation Serif1" svg:font-family="'arial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officeooo:rsid="001f3d39" officeooo:paragraph-rsid="001f3d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chael Watzer<text:tab/><text:tab/>13.05.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4:27:58.426805048</meta:creation-date>
    <dc:date>2017-06-05T13:38:47.707760678</dc:date>
    <meta:editing-duration>PT3H23M36S</meta:editing-duration>
    <meta:editing-cycles>109</meta:editing-cycles>
    <meta:generator>LibreOffice/4.3.3.2$Linux_X86_64 LibreOffice_project/430m0$Build-2</meta:generator>
    <meta:document-statistic meta:table-count="0" meta:image-count="0" meta:object-count="0" meta:page-count="5" meta:paragraph-count="79" meta:word-count="518" meta:character-count="2428" meta:non-whitespace-character-count="1542"/>
  </office:meta>
</office:document-meta>
</file>